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50fbc" officeooo:paragraph-rsid="00150fbc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Standard">
      <style:text-properties officeooo:rsid="0014060f" officeooo:paragraph-rsid="0014060f"/>
    </style:style>
    <style:style style:name="P5" style:family="paragraph" style:parent-style-name="Standard">
      <style:text-properties officeooo:rsid="00150fbc" officeooo:paragraph-rsid="00150f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y_flask_app/</text:p>
      <text:p text:style-name="Standard">├── static/</text:p>
      <text:p text:style-name="Standard">│ <text:s text:c="2"/>├── css/</text:p>
      <text:p text:style-name="Standard">│ <text:s text:c="2"/>│ <text:s text:c="2"/>└── style.css</text:p>
      <text:p text:style-name="Standard">│ <text:s text:c="2"/>└── img/</text:p>
      <text:p text:style-name="Standard">│ <text:s text:c="6"/>└── icon.png</text:p>
      <text:p text:style-name="Standard">├── templates/</text:p>
      <text:p text:style-name="Standard">│ <text:s text:c="2"/>├── base.html</text:p>
      <text:p text:style-name="Standard">│ <text:s text:c="2"/>├── home.html</text:p>
      <text:p text:style-name="Standard">│ <text:s text:c="2"/>├── about.html</text:p>
      <text:p text:style-name="Standard">│ <text:s text:c="2"/>└── contact.html</text:p>
      <text:p text:style-name="Standard">└── app.py</text:p>
      <text:p text:style-name="Standard"/>
      <text:p text:style-name="Standard"/>
      <text:p text:style-name="Standard"/>
      <text:p text:style-name="P4">app.py</text:p>
      <text:p text:style-name="P4"/>
      <text:p text:style-name="P4">from flask import Flask, render_template</text:p>
      <text:p text:style-name="P4"/>
      <text:p text:style-name="P4">app = Flask(__name__)</text:p>
      <text:p text:style-name="P4"/>
      <text:p text:style-name="P4">@app.route('/')</text:p>
      <text:p text:style-name="P4">def home():</text:p>
      <text:p text:style-name="P4"><text:s text:c="4"/>return render_template('home.html')</text:p>
      <text:p text:style-name="P4"/>
      <text:p text:style-name="P4">@app.route('/about')</text:p>
      <text:p text:style-name="P4">def about():</text:p>
      <text:p text:style-name="P4"><text:s text:c="4"/>return render_template('about.html')</text:p>
      <text:p text:style-name="P4"/>
      <text:p text:style-name="P4">@app.route('/contact')</text:p>
      <text:p text:style-name="P4">def contact():</text:p>
      <text:p text:style-name="P4"><text:s text:c="4"/>return render_template('contact.html')</text:p>
      <text:p text:style-name="P4"/>
      <text:p text:style-name="P4">if __name__ == '__main__':</text:p>
      <text:p text:style-name="P4"><text:s text:c="4"/>app.run(debug=True)</text:p>
      <text:p text:style-name="P4"/>
      <text:p text:style-name="P4"><text:span text:style-name="Strong_20_Emphasis">templates/base.html</text:span>: </text:p>
      <text:p text:style-name="P4"/>
      <text:p text:style-name="P4">&lt;!DOCTYPE html&gt;</text:p>
      <text:p text:style-name="P4">&lt;html lang="en"&gt;</text:p>
      <text:p text:style-name="P4">&lt;head&gt;</text:p>
      <text:p text:style-name="P4"><text:s text:c="4"/>&lt;meta charset="UTF-8"&gt;</text:p>
      <text:p text:style-name="P4"><text:s text:c="4"/>&lt;meta name="viewport" content="width=device-width, initial-scale=1.0"&gt;</text:p>
      <text:p text:style-name="P4"><text:s text:c="4"/>&lt;title&gt;{{ title }}&lt;/title&gt;</text:p>
      <text:p text:style-name="P4"><text:s text:c="4"/>&lt;link rel="stylesheet" href="{{ url_for('static', filename='css/style.css') }}"&gt;</text:p>
      <text:p text:style-name="P4">&lt;/head&gt;</text:p>
      <text:p text:style-name="P4">&lt;body&gt;</text:p>
      <text:p text:style-name="P4"><text:s text:c="4"/>&lt;nav&gt;</text:p>
      <text:p text:style-name="P4"><text:s text:c="8"/>&lt;img src="{{ url_for('static', filename='img/icon.png') }}" alt="Company Icon" class="nav-icon"&gt;</text:p>
      <text:p text:style-name="P4"><text:s text:c="8"/>&lt;span class="company-name"&gt;My Company&lt;/span&gt;</text:p>
      <text:p text:style-name="P4"><text:s text:c="8"/>&lt;a href="{{ url_for('home') }}"&gt;Home&lt;/a&gt;</text:p>
      <text:p text:style-name="P4"><text:soft-page-break/><text:s text:c="8"/>&lt;a href="{{ url_for('about') }}"&gt;About&lt;/a&gt;</text:p>
      <text:p text:style-name="P4"><text:s text:c="8"/>&lt;a href="{{ url_for('contact') }}"&gt;Contact Us&lt;/a&gt;</text:p>
      <text:p text:style-name="P4"><text:s text:c="4"/>&lt;/nav&gt;</text:p>
      <text:p text:style-name="P4"><text:s text:c="4"/>&lt;div class="content"&gt;</text:p>
      <text:p text:style-name="P4"><text:s text:c="8"/>{% block content %}{% endblock %}</text:p>
      <text:p text:style-name="P4"><text:s text:c="4"/>&lt;/div&gt;</text:p>
      <text:p text:style-name="P4">&lt;/body&gt;</text:p>
      <text:p text:style-name="P4">&lt;/html&gt;</text:p>
      <text:p text:style-name="P4"/>
      <text:p text:style-name="P4"/>
      <text:p text:style-name="P4"/>
      <text:p text:style-name="P4"><text:span text:style-name="Strong_20_Emphasis">templates/home.html</text:span>: </text:p>
      <text:p text:style-name="P5"/>
      <text:p text:style-name="P5">{% extends 'base.html' %}</text:p>
      <text:p text:style-name="P5">{% block content %}</text:p>
      <text:p text:style-name="P5">&lt;h1&gt;Home Page&lt;/h1&gt;</text:p>
      <text:p text:style-name="P5">&lt;p&gt;Welcome to the home page!&lt;/p&gt;</text:p>
      <text:p text:style-name="P5">{% endblock %}</text:p>
      <text:p text:style-name="P5"/>
      <text:p text:style-name="P5"/>
      <text:p text:style-name="P5"><text:span text:style-name="Strong_20_Emphasis">templates/about.html</text:span>: </text:p>
      <text:p text:style-name="P5"/>
      <text:p text:style-name="P5">{% extends 'base.html' %}</text:p>
      <text:p text:style-name="P5">{% block content %}</text:p>
      <text:p text:style-name="P5">&lt;h1&gt;About Us&lt;/h1&gt;</text:p>
      <text:p text:style-name="P5">&lt;p&gt;Learn more about us on this page.&lt;/p&gt;</text:p>
      <text:p text:style-name="P5">{% endblock %}</text:p>
      <text:p text:style-name="P5"/>
      <text:p text:style-name="P5"/>
      <text:p text:style-name="P5"/>
      <text:p text:style-name="P1"><text:span text:style-name="Strong_20_Emphasis">templates/contact.html</text:span>:</text:p>
      <text:p text:style-name="Preformatted_20_Text">html</text:p>
      <text:p text:style-name="Preformatted_20_Text">Copy code</text:p>
      <text:p text:style-name="P2"><text:span text:style-name="Source_20_Text">{% extends 'base.html' %}</text:span></text:p>
      <text:p text:style-name="P2"><text:span text:style-name="Source_20_Text">{% block content %}</text:span></text:p>
      <text:p text:style-name="P2"><text:span text:style-name="Source_20_Text">&lt;h1&gt;Contact Us&lt;/h1&gt;</text:span></text:p>
      <text:p text:style-name="P2"><text:span text:style-name="Source_20_Text">&lt;p&gt;Get in touch with us through this page.&lt;/p&gt;</text:span></text:p>
      <text:p text:style-name="P3"><text:span text:style-name="Source_20_Text">{% endblock %}</text:span></text:p>
      <text:p text:style-name="P5"/>
      <text:p text:style-name="P5"/>
      <text:p text:style-name="P5"/>
      <text:p text:style-name="P5"/>
      <text:p text:style-name="P5"><text:span text:style-name="Strong_20_Emphasis">static/css/style.css</text:span>: </text:p>
      <text:p text:style-name="P5"/>
      <text:p text:style-name="P5">body {</text:p>
      <text:p text:style-name="P5"><text:s text:c="4"/>font-family: Arial, sans-serif;</text:p>
      <text:p text:style-name="P5"><text:s text:c="4"/>margin: 0;</text:p>
      <text:p text:style-name="P5"><text:s text:c="4"/>padding: 0;</text:p>
      <text:p text:style-name="P5">}</text:p>
      <text:p text:style-name="P5"/>
      <text:p text:style-name="P5">nav {</text:p>
      <text:p text:style-name="P5"><text:s text:c="4"/>background-color: #333;</text:p>
      <text:p text:style-name="P5"><text:soft-page-break/><text:s text:c="4"/>color: white;</text:p>
      <text:p text:style-name="P5"><text:s text:c="4"/>padding: 10px;</text:p>
      <text:p text:style-name="P5"><text:s text:c="4"/>display: flex;</text:p>
      <text:p text:style-name="P5"><text:s text:c="4"/>align-items: center;</text:p>
      <text:p text:style-name="P5">}</text:p>
      <text:p text:style-name="P5"/>
      <text:p text:style-name="P5">nav .nav-icon {</text:p>
      <text:p text:style-name="P5"><text:s text:c="4"/>height: 40px;</text:p>
      <text:p text:style-name="P5"><text:s text:c="4"/>margin-right: 10px;</text:p>
      <text:p text:style-name="P5">}</text:p>
      <text:p text:style-name="P5"/>
      <text:p text:style-name="P5">nav .company-name {</text:p>
      <text:p text:style-name="P5"><text:s text:c="4"/>font-size: 1.5em;</text:p>
      <text:p text:style-name="P5"><text:s text:c="4"/>margin-right: auto;</text:p>
      <text:p text:style-name="P5">}</text:p>
      <text:p text:style-name="P5"/>
      <text:p text:style-name="P5">nav a {</text:p>
      <text:p text:style-name="P5"><text:s text:c="4"/>color: white;</text:p>
      <text:p text:style-name="P5"><text:s text:c="4"/>text-decoration: none;</text:p>
      <text:p text:style-name="P5"><text:s text:c="4"/>margin: 0 10px;</text:p>
      <text:p text:style-name="P5">}</text:p>
      <text:p text:style-name="P5"/>
      <text:p text:style-name="P5">nav a:hover {</text:p>
      <text:p text:style-name="P5"><text:s text:c="4"/>text-decoration: underline;</text:p>
      <text:p text:style-name="P5">}</text:p>
      <text:p text:style-name="P5"/>
      <text:p text:style-name="P5">.content {</text:p>
      <text:p text:style-name="P5"><text:s text:c="4"/>padding: 20px;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8T15:20:17.487000000</meta:creation-date>
    <dc:date>2024-07-08T15:22:56.562000000</dc:date>
    <meta:editing-duration>PT2M38S</meta:editing-duration>
    <meta:editing-cycles>3</meta:editing-cycles>
    <meta:generator>LibreOffice/7.5.2.2$Windows_X86_64 LibreOffice_project/53bb9681a964705cf672590721dbc85eb4d0c3a2</meta:generator>
    <meta:document-statistic meta:table-count="0" meta:image-count="0" meta:object-count="0" meta:page-count="3" meta:paragraph-count="100" meta:word-count="248" meta:character-count="2113" meta:non-whitespace-character-count="1775"/>
  </office:meta>
</office:document-meta>
</file>